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04d2f9" officeooo:paragraph-rsid="0004d2f9" style:font-weight-asian="bold" style:font-weight-complex="bold"/>
    </style:style>
    <style:style style:name="P2" style:family="paragraph" style:parent-style-name="Standard" style:list-style-name="L1">
      <style:text-properties fo:language="en" fo:country="US" fo:font-weight="bold" officeooo:rsid="00059dcc" officeooo:paragraph-rsid="00059dcc" style:font-weight-asian="bold" style:font-weight-complex="bold"/>
    </style:style>
    <style:style style:name="P3" style:family="paragraph" style:parent-style-name="Standard" style:list-style-name="L1">
      <style:text-properties fo:language="en" fo:country="US" fo:font-weight="bold" officeooo:rsid="0005adbc" officeooo:paragraph-rsid="0005adbc" style:font-weight-asian="bold" style:font-weight-complex="bold"/>
    </style:style>
    <style:style style:name="P4" style:family="paragraph" style:parent-style-name="Standard" style:list-style-name="L1">
      <style:text-properties fo:language="en" fo:country="US" fo:font-weight="bold" officeooo:rsid="0005ef36" officeooo:paragraph-rsid="0005ef36" style:font-weight-asian="bold" style:font-weight-complex="bold"/>
    </style:style>
    <style:style style:name="P5" style:family="paragraph" style:parent-style-name="Standard" style:list-style-name="L1">
      <style:text-properties fo:language="en" fo:country="US" fo:font-weight="normal" officeooo:rsid="00059dcc" officeooo:paragraph-rsid="00059dcc" style:font-weight-asian="normal" style:font-weight-complex="normal"/>
    </style:style>
    <style:style style:name="P6" style:family="paragraph" style:parent-style-name="Standard" style:list-style-name="L1">
      <style:text-properties fo:language="en" fo:country="US" fo:font-weight="normal" officeooo:rsid="0005adbc" officeooo:paragraph-rsid="0005adb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revisions made</text:p>
      <text:p text:style-name="P1"/>
      <text:list xml:id="list4316135123405365179" text:style-name="L1">
        <text:list-item>
          <text:p text:style-name="P2">Sec. 2.1, page 2, lines 53 - 61: <text:span text:style-name="T1">Clarification of cold electron assumption and its validity</text:span></text:p>
          <text:p text:style-name="P5"/>
        </text:list-item>
        <text:list-item>
          <text:p text:style-name="P2">Sec. 2.1, page 3, lines 68 - 69: <text:span text:style-name="T1">Consequence of revision 1., we now already define the number density “n” and the mean velocity “u_c” before equations (1)</text:span></text:p>
          <text:p text:style-name="P5"/>
        </text:list-item>
        <text:list-item>
          <text:p text:style-name="P3">Sec. 2.2, page 3, equation (2a): <text:span text:style-name="T1">Typographical correction: we replaced “v” with “u_c”</text:span></text:p>
          <text:p text:style-name="P5"/>
        </text:list-item>
        <text:list-item>
          <text:p text:style-name="P2">Sec. 3, page 6, lines 151 – 154: <text:span text:style-name="T1">New statement that Gauss’s law is not satisfied exactly by our schemes since we do not consider longitudinal perturbations.</text:span></text:p>
          <text:p text:style-name="P5"/>
        </text:list-item>
        <text:list-item>
          <text:p text:style-name="P3">Sec. 3.1, page 8, lines 188 – 192: <text:span text:style-name="T1">Some new words regarding the used time stepping scheme for the standard scheme (Crank-Nicolson)</text:span></text:p>
          <text:p text:style-name="P6"/>
        </text:list-item>
        <text:list-item>
          <text:p text:style-name="P3">Sec. 3.2, page 11, Fig. 3:<text:span text:style-name="T1"> Typographical correction: we replaced “in” with “is” in the caption of Fig. 3</text:span></text:p>
          <text:p text:style-name="P6"/>
        </text:list-item>
        <text:list-item>
          <text:p text:style-name="P3">Sec. 3.2, page 13, equation (38):<text:span text:style-name="T1"> Typographical correction: we replaced “e_j” with “e_i” in equation (38)</text:span></text:p>
          <text:p text:style-name="P6"/>
        </text:list-item>
        <text:list-item>
          <text:p text:style-name="P3">Sec. 3.2, page 16, lines 358 and 371: <text:span text:style-name="T1">Typographical corrections: we replaced the noun “proof” by the verb “prove”</text:span></text:p>
          <text:p text:style-name="P6"/>
        </text:list-item>
        <text:list-item>
          <text:p text:style-name="P3">Sec. 3.2, page 18, lines 480 – 482: <text:span text:style-name="T1">New statement regarding the efficiency of the schemes with respect to computational costs</text:span></text:p>
          <text:p text:style-name="P6"/>
        </text:list-item>
        <text:list-item>
          <text:p text:style-name="P4">Sec. 4.1, page 19, lines 442 - 443: <text:span text:style-name="T1">Clarification that our schemes work in principle with basis functions of arbitrary polynomial degre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3:57:25.022849063</meta:creation-date>
    <meta:generator>LibreOffice/5.1.6.2$Linux_X86_64 LibreOffice_project/10m0$Build-2</meta:generator>
    <dc:date>2019-10-31T09:33:36.726426727</dc:date>
    <meta:editing-duration>PT5M21S</meta:editing-duration>
    <meta:editing-cycles>4</meta:editing-cycles>
    <meta:document-statistic meta:table-count="0" meta:image-count="0" meta:object-count="0" meta:page-count="1" meta:paragraph-count="11" meta:word-count="214" meta:character-count="1245" meta:non-whitespace-character-count="1049"/>
  </office:meta>
</office:document-meta>
</file>